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1.83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43"/>
    <style:style style:name="ce3" style:family="table-cell" style:parent-style-name="Default" style:data-style-name="N44"/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aam</text:p>
          </table:table-cell>
          <table:table-cell table:style-name="ce1" office:value-type="string">
            <text:p>Taak</text:p>
          </table:table-cell>
          <table:table-cell table:style-name="ce1" office:value-type="string">
            <text:p>Begin tijd</text:p>
          </table:table-cell>
          <table:table-cell table:style-name="ce1" office:value-type="string">
            <text:p>Eind tijd</text:p>
          </table:table-cell>
          <table:table-cell table:style-name="ce1" office:value-type="string">
            <text:p>telefoonnummer</text:p>
          </table:table-cell>
          <table:table-cell table:style-name="ce1" office:value-type="string">
            <text:p>Email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b jolig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men Gielen</text:p>
          </table:table-cell>
          <table:table-cell office:value-type="string">
            <text:p>Systeem inmeten</text:p>
          </table:table-cell>
          <table:table-cell office:value-type="time" office:time-value="PT15H00M00S">
            <text:p>03:00:00 PM</text:p>
          </table:table-cell>
          <table:table-cell office:value-type="time" office:time-value="PT18H00M00S">
            <text:p>06:00:00 P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hnny hermsen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urk Strikwerda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urits oortwijn</text:p>
          </table:table-cell>
          <table:table-cell office:value-type="string">
            <text:p>Front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ilco verhallen</text:p>
          </table:table-cell>
          <table:table-cell office:value-type="string">
            <text:p>Monito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issam van der werf</text:p>
          </table:table-cell>
          <table:table-cell office:value-type="string">
            <text:p>Front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Carolus van laar</text:p>
          </table:table-cell>
          <table:table-cell office:value-type="string">
            <text:p>Monito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smer leerentveld</text:p>
          </table:table-cell>
          <table:table-cell office:value-type="string">
            <text:p>Stagehand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niel messing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hard ijzer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cliff bakkum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Edgar jansen</text:p>
          </table:table-cell>
          <table:table-cell office:value-type="string">
            <text:p>Stagemanage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imon boers</text:p>
          </table:table-cell>
          <table:table-cell office:value-type="string">
            <text:p>Stagemanage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ob jolig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  <table:table-cell table:number-columns-repeated="3"/>
        </table:table-row>
      </table:table>
      <table:table table:name="Blad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5:24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4:23:36.29</meta:creation-date>
    <meta:generator>OpenOffice/4.1.9$Win32 OpenOffice.org_project/419m1$Build-9805</meta:generator>
    <dc:date>2022-01-09T15:24:51.06</dc:date>
    <meta:editing-duration>PT1H1M15S</meta:editing-duration>
    <meta:editing-cycles>5</meta:editing-cycles>
    <meta:document-statistic meta:table-count="3" meta:cell-count="348" meta:object-count="0"/>
  </office:meta>
</office:document-meta>
</file>